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RegistryImpl.doRegister( ComponentWrapper component , Map &lt; String , ? &gt; properti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onentRegistryImpl.ComponentRegist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RegistryImpl.getDocumen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RegistryImpl.createCompon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RegistryImpl.setDocumentRepository( DocumentRepository documentReposi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RegistryImpl.doUnregister( ComponentWrapper component , Map &lt; String , ? &gt; properti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onentRegistryImpl.setNmr( NMR nm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RegistryImpl.setManagementContext( ManagementContext managemen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RegistryImpl.getNm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RegistryImpl.setEnvironment( Environment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RegistryImpl.getCompone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RegistryImpl.getManage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RegistryImpl.get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